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ANCHEZ VEGA, FRANCISCA</text:p>
            <text:p text:style-name="P5"><text:span text:style-name="T15">Dni</text:span><text:span text:style-name="T14">:947623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LMACEN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NCHEZ VEGA, FRANCISC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947623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01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BLANCA JUAREZ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1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9:31:5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